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2.718cm"/>
    </style:style>
    <style:style style:name="co18" style:family="table-column">
      <style:table-column-properties fo:break-before="auto" style:column-width="2.775cm"/>
    </style:style>
    <style:style style:name="co19" style:family="table-column">
      <style:table-column-properties fo:break-before="auto" style:column-width="2.247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4.466cm"/>
    </style:style>
    <style:style style:name="co22" style:family="table-column">
      <style:table-column-properties fo:break-before="auto" style:column-width="3.10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 style:data-style-name="N60"/>
    <style:style style:name="ce7" style:family="table-cell" style:parent-style-name="Default" style:data-style-name="N0">
      <style:table-cell-properties fo:background-color="#e6ff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23ff23"/>
    </style:style>
    <style:style style:name="ce10" style:family="table-cell" style:parent-style-name="Default" style:data-style-name="N0">
      <style:table-cell-properties fo:background-color="#ccccff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13" style:family="table-cell" style:parent-style-name="Default" style:data-style-name="N0">
      <style:text-properties fo:color="#00ff00"/>
    </style:style>
    <style:style style:name="ce14" style:family="table-cell" style:parent-style-name="Default" style:data-style-name="N0">
      <style:text-properties fo:color="#ff336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60"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Default"/>
        <table:table-column table:style-name="co6" table:default-cell-style-name="ce15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4536">
            <text:p>64536</text:p>
          </table:table-cell>
          <table:table-cell table:style-name="ce16" table:formula="of:=&quot;0x&quot;&amp;DEC2HEX([.C22])" office:value-type="string" office:string-value="0xFC18">
            <text:p>0xFC18</text:p>
          </table:table-cell>
          <table:table-cell table:style-name="ce1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1011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15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11" office:value-type="string">
            <text:p>T1CON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ce15" table:number-columns-repeated="2"/>
          <table:table-cell table:number-columns-repeated="3"/>
          <table:table-cell table:style-name="ce2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1" office:value-type="string">
            <text:p>TMR1H</text:p>
          </table:table-cell>
          <table:table-cell table:style-name="ce16" table:formula="of:=&quot;0x&quot;&amp;[.F28]" office:value-type="string" office:string-value="0xFC">
            <text:p>0xFC</text:p>
          </table:table-cell>
          <table:table-cell table:style-name="ce16" table:formula="of:=INT([.C22]/256)" office:value-type="float" office:value="252">
            <text:p>252</text:p>
          </table:table-cell>
          <table:table-cell table:style-name="ce16" table:formula="of:=DEC2HEX([.E28])" office:value-type="string" office:string-value="FC">
            <text:p>FC</text:p>
          </table:table-cell>
          <table:table-cell table:style-name="ce15"/>
          <table:table-cell table:style-name="ce17" table:formula="of:=&quot;0x&quot;&amp;[.J28]" office:value-type="string" office:string-value="0xFC">
            <text:p>0xFC</text:p>
          </table:table-cell>
          <table:table-cell table:style-name="ce17" table:formula="of:=HEX2DEC([.J28])" office:value-type="float" office:value="252">
            <text:p>252</text:p>
          </table:table-cell>
          <table:table-cell table:style-name="ce19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L</text:p>
          </table:table-cell>
          <table:table-cell table:style-name="ce16" table:formula="of:=&quot;0x&quot;&amp;[.F29]" office:value-type="string" office:string-value="0x18">
            <text:p>0x18</text:p>
          </table:table-cell>
          <table:table-cell table:style-name="ce16" table:formula="of:=MOD([.C22];256)" office:value-type="float" office:value="24">
            <text:p>24</text:p>
          </table:table-cell>
          <table:table-cell table:style-name="ce16" table:formula="of:=DEC2HEX([.E29])" office:value-type="string" office:string-value="18">
            <text:p>18</text:p>
          </table:table-cell>
          <table:table-cell table:style-name="ce15"/>
          <table:table-cell table:style-name="ce17" table:formula="of:=&quot;0x&quot;&amp;[.J29]" office:value-type="string" office:string-value="0x36">
            <text:p>0x36</text:p>
          </table:table-cell>
          <table:table-cell table:style-name="ce17" table:formula="of:=HEX2DEC([.J29])" office:value-type="float" office:value="54">
            <text:p>54</text:p>
          </table:table-cell>
          <table:table-cell table:style-name="ce19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H..TMR1L</text:p>
          </table:table-cell>
          <table:table-cell table:style-name="ce16" table:formula="of:=&quot;0x&quot;&amp;[.F30]" office:value-type="string" office:string-value="0xFC18">
            <text:p>0xFC18</text:p>
          </table:table-cell>
          <table:table-cell table:style-name="ce17" table:formula="of:=[.C22]" office:value-type="float" office:value="64536">
            <text:p>64536</text:p>
          </table:table-cell>
          <table:table-cell table:style-name="ce16" table:formula="of:=DEC2HEX([.E30])" office:value-type="string" office:string-value="FC18">
            <text:p>FC18</text:p>
          </table:table-cell>
          <table:table-cell/>
          <table:table-cell table:style-name="ce17" table:formula="of:=&quot;0x&quot;&amp;[.J30]" office:value-type="string" office:string-value="0xFC36">
            <text:p>0xFC36</text:p>
          </table:table-cell>
          <table:table-cell table:style-name="ce17" table:formula="of:=[.I28]*256+[.I29]" office:value-type="float" office:value="64566">
            <text:p>64566</text:p>
          </table:table-cell>
          <table:table-cell table:style-name="ce17" table:formula="of:=DEC2HEX([.I30])" office:value-type="string" office:string-value="FC36">
            <text:p>FC36</text:p>
          </table:table-cell>
          <table:table-cell/>
          <table:table-cell table:formula="of:=ABS([.E30]-[.I30])/[.C14]*100" office:value-type="float" office:value="0.0457763671875">
            <text:p>0,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14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INTF</text:p>
          </table:table-cell>
          <table:table-cell table:number-columns-repeated="10"/>
          <table:table-cell table:style-name="ce2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21" office:value-type="string">
            <text:p>Principe mesure RPM</text:p>
          </table:table-cell>
          <table:table-cell table:style-name="ce2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21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1018" table:default-cell-style-name="Default"/>
        <table:table-row table:style-name="ro2">
          <table:table-cell/>
          <table:table-cell table:style-name="ce21" office:value-type="string">
            <text:p>RPM (tr/min)</text:p>
          </table:table-cell>
          <table:table-cell table:style-name="ce21" office:value-type="string">
            <text:p>RPM (tr/sec = Hz)</text:p>
          </table:table-cell>
          <table:table-cell table:style-name="ce23" office:value-type="string">
            <text:p>Durée tour (s)</text:p>
          </table:table-cell>
          <table:table-cell table:style-name="ce21" office:value-type="string">
            <text:p>Allumage 2T (s)</text:p>
          </table:table-cell>
          <table:table-cell table:style-name="ce23" office:value-type="string">
            <text:p>Allumage 4T (s)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Min</text:p>
          </table:table-cell>
          <table:table-cell table:style-name="ce2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Max</text:p>
          </table:table-cell>
          <table:table-cell table:style-name="ce2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Précision</text:p>
          </table:table-cell>
          <table:table-cell table:style-name="ce2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style-name="ce21" table:number-columns-repeated="1018"/>
        </table:table-row>
        <table:table-row table:style-name="ro2">
          <table:table-cell/>
          <table:table-cell table:style-name="ce22"/>
          <table:table-cell table:number-columns-repeated="4"/>
          <table:table-cell table:style-name="ce21" table:number-columns-repeated="1018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number-columns-repeated="1018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number-columns-repeated="1018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number-columns-repeated="1018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number-columns-repeated="1018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number-columns-repeated="1018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number-columns-repeated="1018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number-columns-repeated="1018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number-columns-repeated="1018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number-columns-repeated="1018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number-columns-repeated="1018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number-columns-repeated="1018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number-columns-repeated="1018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number-columns-repeated="1018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number-columns-repeated="1018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number-columns-repeated="1018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number-columns-repeated="1018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number-columns-repeated="1018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number-columns-repeated="1018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number-columns-repeated="1018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number-columns-repeated="1018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number-columns-repeated="1018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number-columns-repeated="1018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number-columns-repeated="1018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number-columns-repeated="1018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number-columns-repeated="1018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number-columns-repeated="1018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number-columns-repeated="1018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number-columns-repeated="1018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number-columns-repeated="1018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number-columns-repeated="1018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number-columns-repeated="1018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number-columns-repeated="1018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number-columns-repeated="1018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number-columns-repeated="1018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number-columns-repeated="1018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number-columns-repeated="1018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number-columns-repeated="1018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number-columns-repeated="1018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number-columns-repeated="1018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number-columns-repeated="1018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number-columns-repeated="1018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number-columns-repeated="1018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number-columns-repeated="1018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number-columns-repeated="1018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number-columns-repeated="1018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number-columns-repeated="1018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number-columns-repeated="1018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number-columns-repeated="1018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number-columns-repeated="1018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number-columns-repeated="1018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number-columns-repeated="1018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number-columns-repeated="1018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number-columns-repeated="1018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number-columns-repeated="1018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number-columns-repeated="1018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number-columns-repeated="1018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number-columns-repeated="1018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number-columns-repeated="1018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number-columns-repeated="1018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number-columns-repeated="1018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number-columns-repeated="1018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number-columns-repeated="1018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number-columns-repeated="1018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number-columns-repeated="1018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number-columns-repeated="1018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number-columns-repeated="1018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number-columns-repeated="1018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number-columns-repeated="1018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number-columns-repeated="1018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number-columns-repeated="1018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number-columns-repeated="1018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number-columns-repeated="1018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number-columns-repeated="1018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number-columns-repeated="1018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number-columns-repeated="1018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number-columns-repeated="1018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number-columns-repeated="1018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number-columns-repeated="1018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number-columns-repeated="1018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number-columns-repeated="1018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number-columns-repeated="1018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number-columns-repeated="1018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number-columns-repeated="1018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number-columns-repeated="1018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number-columns-repeated="1018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number-columns-repeated="1018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number-columns-repeated="1018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number-columns-repeated="1018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number-columns-repeated="1018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number-columns-repeated="1018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number-columns-repeated="1018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number-columns-repeated="1018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number-columns-repeated="1018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number-columns-repeated="1018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number-columns-repeated="1018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number-columns-repeated="1018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number-columns-repeated="1018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number-columns-repeated="1018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number-columns-repeated="1018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number-columns-repeated="1018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number-columns-repeated="1018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number-columns-repeated="1018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number-columns-repeated="1018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number-columns-repeated="1018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number-columns-repeated="1018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number-columns-repeated="1018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number-columns-repeated="1018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number-columns-repeated="1018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number-columns-repeated="1018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number-columns-repeated="1018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number-columns-repeated="1018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number-columns-repeated="1018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number-columns-repeated="1018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number-columns-repeated="1018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number-columns-repeated="1018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number-columns-repeated="1018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number-columns-repeated="1018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number-columns-repeated="1018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number-columns-repeated="1018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number-columns-repeated="1018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number-columns-repeated="1018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number-columns-repeated="1018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number-columns-repeated="1018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number-columns-repeated="1018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number-columns-repeated="1018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number-columns-repeated="1018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number-columns-repeated="1018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number-columns-repeated="1018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number-columns-repeated="1018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number-columns-repeated="1018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number-columns-repeated="1018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number-columns-repeated="1018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number-columns-repeated="1018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number-columns-repeated="1018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number-columns-repeated="1018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number-columns-repeated="1018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number-columns-repeated="1018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number-columns-repeated="1018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number-columns-repeated="1018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number-columns-repeated="1018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number-columns-repeated="1018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number-columns-repeated="1018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number-columns-repeated="1018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number-columns-repeated="1018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number-columns-repeated="1018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number-columns-repeated="1018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number-columns-repeated="1018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number-columns-repeated="1018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number-columns-repeated="1018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number-columns-repeated="1018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number-columns-repeated="1018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number-columns-repeated="1018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number-columns-repeated="1018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number-columns-repeated="1018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number-columns-repeated="1018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number-columns-repeated="1018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number-columns-repeated="1018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number-columns-repeated="1018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number-columns-repeated="1018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number-columns-repeated="1018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number-columns-repeated="1018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number-columns-repeated="1018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number-columns-repeated="1018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number-columns-repeated="1018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number-columns-repeated="1018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number-columns-repeated="1018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number-columns-repeated="1018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number-columns-repeated="1018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number-columns-repeated="1018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number-columns-repeated="1018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number-columns-repeated="1018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number-columns-repeated="1018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number-columns-repeated="1018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number-columns-repeated="1018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number-columns-repeated="1018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number-columns-repeated="1018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number-columns-repeated="1018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number-columns-repeated="1018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number-columns-repeated="1018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number-columns-repeated="1018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number-columns-repeated="1018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number-columns-repeated="1018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number-columns-repeated="1018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number-columns-repeated="1018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number-columns-repeated="1018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number-columns-repeated="1018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number-columns-repeated="1018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number-columns-repeated="1018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number-columns-repeated="1018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number-columns-repeated="1018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number-columns-repeated="1018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number-columns-repeated="1018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number-columns-repeated="1018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number-columns-repeated="1018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number-columns-repeated="1018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number-columns-repeated="1018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number-columns-repeated="1018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number-columns-repeated="1018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number-columns-repeated="1018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number-columns-repeated="1018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number-columns-repeated="1018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number-columns-repeated="1018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number-columns-repeated="1018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number-columns-repeated="1018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number-columns-repeated="1018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number-columns-repeated="1018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number-columns-repeated="1018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number-columns-repeated="1018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number-columns-repeated="1018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number-columns-repeated="1018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number-columns-repeated="1018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number-columns-repeated="1018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number-columns-repeated="1018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number-columns-repeated="1018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number-columns-repeated="1018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number-columns-repeated="1018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number-columns-repeated="1018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number-columns-repeated="1018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number-columns-repeated="1018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number-columns-repeated="1018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number-columns-repeated="1018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number-columns-repeated="1018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number-columns-repeated="1018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number-columns-repeated="1018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number-columns-repeated="1018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number-columns-repeated="1018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number-columns-repeated="1018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number-columns-repeated="1018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number-columns-repeated="1018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number-columns-repeated="1018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number-columns-repeated="1018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number-columns-repeated="1018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number-columns-repeated="1018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number-columns-repeated="1018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number-columns-repeated="1018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number-columns-repeated="1018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number-columns-repeated="1018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number-columns-repeated="1018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number-columns-repeated="1018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number-columns-repeated="1018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number-columns-repeated="1018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number-columns-repeated="1018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number-columns-repeated="1018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number-columns-repeated="1018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number-columns-repeated="1018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number-columns-repeated="1018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number-columns-repeated="1018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number-columns-repeated="1018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number-columns-repeated="1018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number-columns-repeated="1018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number-columns-repeated="1018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number-columns-repeated="1018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number-columns-repeated="1018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number-columns-repeated="1018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number-columns-repeated="1018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number-columns-repeated="1018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number-columns-repeated="1018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number-columns-repeated="1018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number-columns-repeated="1018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number-columns-repeated="1018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number-columns-repeated="1018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number-columns-repeated="1018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number-columns-repeated="1018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number-columns-repeated="1018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number-columns-repeated="1018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number-columns-repeated="1018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number-columns-repeated="1018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number-columns-repeated="1018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number-columns-repeated="1018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number-columns-repeated="1018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number-columns-repeated="1018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number-columns-repeated="1018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number-columns-repeated="1018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number-columns-repeated="1018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number-columns-repeated="1018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number-columns-repeated="1018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number-columns-repeated="1018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number-columns-repeated="1018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number-columns-repeated="1018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number-columns-repeated="1018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number-columns-repeated="1018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number-columns-repeated="1018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number-columns-repeated="1018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number-columns-repeated="1018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number-columns-repeated="1018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number-columns-repeated="1018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number-columns-repeated="1018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number-columns-repeated="1018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number-columns-repeated="1018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number-columns-repeated="1018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number-columns-repeated="1018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number-columns-repeated="1018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number-columns-repeated="1018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number-columns-repeated="1018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number-columns-repeated="1018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number-columns-repeated="1018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number-columns-repeated="1018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number-columns-repeated="1018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number-columns-repeated="1018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number-columns-repeated="1018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number-columns-repeated="1018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number-columns-repeated="1018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number-columns-repeated="1018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number-columns-repeated="1018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number-columns-repeated="1018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number-columns-repeated="1018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number-columns-repeated="1018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number-columns-repeated="1018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number-columns-repeated="1018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number-columns-repeated="1018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number-columns-repeated="1018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number-columns-repeated="1018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number-columns-repeated="1018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number-columns-repeated="1018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number-columns-repeated="1018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number-columns-repeated="1018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number-columns-repeated="1018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number-columns-repeated="1018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number-columns-repeated="1018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number-columns-repeated="1018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number-columns-repeated="1018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number-columns-repeated="1018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number-columns-repeated="1018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number-columns-repeated="1018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number-columns-repeated="1018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number-columns-repeated="1018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number-columns-repeated="1018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number-columns-repeated="1018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number-columns-repeated="1018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number-columns-repeated="1018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number-columns-repeated="1018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number-columns-repeated="1018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number-columns-repeated="1018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number-columns-repeated="1018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number-columns-repeated="1018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number-columns-repeated="1018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number-columns-repeated="1018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number-columns-repeated="1018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number-columns-repeated="1018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number-columns-repeated="1018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number-columns-repeated="1018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number-columns-repeated="1018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number-columns-repeated="1018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number-columns-repeated="1018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number-columns-repeated="1018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number-columns-repeated="1018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number-columns-repeated="1018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number-columns-repeated="1018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number-columns-repeated="1018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number-columns-repeated="1018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number-columns-repeated="1018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number-columns-repeated="1018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number-columns-repeated="1018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number-columns-repeated="1018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number-columns-repeated="1018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number-columns-repeated="1018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number-columns-repeated="1018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number-columns-repeated="1018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number-columns-repeated="1018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number-columns-repeated="1018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number-columns-repeated="1018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number-columns-repeated="1018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number-columns-repeated="1018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number-columns-repeated="1018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number-columns-repeated="1018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number-columns-repeated="1018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number-columns-repeated="1018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number-columns-repeated="1018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number-columns-repeated="1018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number-columns-repeated="1018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number-columns-repeated="1018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number-columns-repeated="1018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number-columns-repeated="1018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number-columns-repeated="1018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number-columns-repeated="1018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number-columns-repeated="1018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number-columns-repeated="1018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number-columns-repeated="1018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number-columns-repeated="1018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number-columns-repeated="1018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15" table:default-cell-style-name="ce2"/>
        <table:table-column table:style-name="co1" table:default-cell-style-name="ce4"/>
        <table:table-column table:style-name="co1" table:default-cell-style-name="Default"/>
        <table:table-column table:style-name="co16" table:number-columns-repeated="3" table:default-cell-style-name="ce1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8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8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8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8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pm_2" table:style-name="ta1" table:print="false">
        <table:table-column table:style-name="co1" table:default-cell-style-name="ce21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2" table:default-cell-style-name="Default"/>
        <table:table-column table:style-name="co13" table:default-cell-style-name="ce6"/>
        <table:table-column table:style-name="co1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3" table:default-cell-style-name="ce6"/>
        <table:table-column table:style-name="co17" table:default-cell-style-name="Default"/>
        <table:table-column table:style-name="co1" table:default-cell-style-name="ce8"/>
        <table:table-column table:style-name="co1" table:number-columns-repeated="1008" table:default-cell-style-name="Default"/>
        <table:table-row table:style-name="ro2">
          <table:table-cell table:style-name="ce2" office:value-type="string">
            <text:p>Principe : on compte la durée entre chaque impulsion à l'allumage</text:p>
          </table:table-cell>
          <table:table-cell table:style-name="ce4" table:number-columns-repeated="2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2"/>
          <table:table-cell table:style-name="ce24"/>
          <table:table-cell table:style-name="ce4"/>
          <table:table-cell table:style-name="ce25"/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24"/>
          <table:table-cell table:style-name="ce4"/>
          <table:table-cell table:style-name="ce24"/>
          <table:table-cell table:style-name="ce4"/>
          <table:table-cell table:style-name="ce4" office:value-type="string" table:number-columns-spanned="4" table:number-rows-spanned="1">
            <text:p>2T</text:p>
          </table:table-cell>
          <table:covered-table-cell table:style-name="ce24"/>
          <table:covered-table-cell table:style-name="ce4"/>
          <table:covered-table-cell table:style-name="ce25"/>
          <table:table-cell table:style-name="ce4"/>
          <table:table-cell table:style-name="ce4" office:value-type="string" table:number-columns-spanned="4" table:number-rows-spanned="1">
            <text:p>4T</text:p>
          </table:table-cell>
          <table:covered-table-cell table:style-name="ce24"/>
          <table:covered-table-cell table:style-name="ce4"/>
          <table:covered-table-cell table:style-name="ce25"/>
          <table:table-cell table:style-name="ce4" table:number-columns-repeated="1008"/>
        </table:table-row>
        <table:table-row table:style-name="ro3">
          <table:table-cell table:style-name="ce4"/>
          <table:table-cell table:style-name="ce4" office:value-type="string">
            <text:p>RPM</text:p>
          </table:table-cell>
          <table:table-cell table:style-name="ce4" office:value-type="string">
            <text:p>RPM</text:p>
          </table:table-cell>
          <table:table-cell table:style-name="ce24" office:value-type="string">
            <text:p>Durée tour</text:p>
          </table:table-cell>
          <table:table-cell table:style-name="ce4" office:value-type="string">
            <text:p>Allumage 2T</text:p>
          </table:table-cell>
          <table:table-cell table:style-name="ce24" office:value-type="string">
            <text:p>Allumage 4T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4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5" office:value-type="string">
            <text:p>écart relatif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4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5" office:value-type="string">
            <text:p>écart relatif</text:p>
          </table:table-cell>
          <table:table-cell table:style-name="ce4" table:number-columns-repeated="1008"/>
        </table:table-row>
        <table:table-row table:style-name="ro2">
          <table:table-cell table:style-name="ce4"/>
          <table:table-cell table:style-name="ce4" office:value-type="string">
            <text:p><text:s/>(tr/min)</text:p>
          </table:table-cell>
          <table:table-cell table:style-name="ce4" office:value-type="string">
            <text:p>(tr/sec = Hz)</text:p>
          </table:table-cell>
          <table:table-cell table:style-name="ce4" office:value-type="string">
            <text:p>(s)</text:p>
          </table:table-cell>
          <table:table-cell table:style-name="ce4" office:value-type="string">
            <text:p>(s)</text:p>
          </table:table-cell>
          <table:table-cell table:style-name="ce24" office:value-type="string">
            <text:p>(s)</text:p>
          </table:table-cell>
          <table:table-cell table:style-name="ce4" table:number-columns-repeated="2"/>
          <table:table-cell table:style-name="ce24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5" office:value-type="string">
            <text:p>(%)</text:p>
          </table:table-cell>
          <table:table-cell table:style-name="ce4" table:number-columns-repeated="2"/>
          <table:table-cell table:style-name="ce24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5" office:value-type="string">
            <text:p>(%)</text:p>
          </table:table-cell>
          <table:table-cell table:style-name="ce4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2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2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*100" office:value-type="float" office:value="0">
            <text:p>0</text:p>
          </table:table-cell>
          <table:table-cell table:style-name="ce2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2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2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*100" office:value-type="float" office:value="0">
            <text:p>0</text:p>
          </table:table-cell>
          <table:table-cell table:style-name="ce2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2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2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*100" office:value-type="float" office:value="0">
            <text:p>0</text:p>
          </table:table-cell>
          <table:table-cell table:style-name="ce2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*100" office:value-type="float" office:value="0">
            <text:p>0</text:p>
          </table:table-cell>
          <table:table-cell table:style-name="ce21" table:number-columns-repeated="1008"/>
        </table:table-row>
        <table:table-row table:style-name="ro2">
          <table:table-cell/>
          <table:table-cell table:style-name="ce22"/>
          <table:table-cell table:number-columns-repeated="4"/>
          <table:table-cell table:style-name="ce21"/>
          <table:table-cell table:number-columns-repeated="4"/>
          <table:table-cell table:style-name="ce21"/>
          <table:table-cell table:number-columns-repeated="4"/>
          <table:table-cell table:style-name="ce2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*100" office:value-type="float" office:value="0.00226671804561588">
            <text:p>0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*100" office:value-type="float" office:value="0.0002000004000027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*100" office:value-type="float" office:value="0.00213337884542142">
            <text:p>0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*100" office:value-type="float" office:value="0.00120001440016247">
            <text:p>0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*100" office:value-type="float" office:value="0.0012000144001624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*100" office:value-type="float" office:value="0.0037334727163257">
            <text:p>0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*100" office:value-type="float" office:value="0.0014666881780974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*100" office:value-type="float" office:value="0.00266673777967493">
            <text:p>0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*100" office:value-type="float" office:value="0.0003333344444464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*100" office:value-type="float" office:value="0.00160002560041524">
            <text:p>0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*100" office:value-type="float" office:value="0.0016000256004152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*100" office:value-type="float" office:value="0.00133335111135656">
            <text:p>0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*100" office:value-type="float" office:value="0.00426684871887286">
            <text:p>0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*100" office:value-type="float" office:value="0.0040001600063988">
            <text:p>0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*100" office:value-type="float" office:value="0.00140001960028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*100" office:value-type="float" office:value="0">
            <text:p>0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*100" office:value-type="float" office:value="0.00373347271632366">
            <text:p>0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*100" office:value-type="float" office:value="0.0010000100001007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*100" office:value-type="float" office:value="0.000800006400064983">
            <text:p>0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*100" office:value-type="float" office:value="0.00080000640006498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*100" office:value-type="float" office:value="0.00493357672312836">
            <text:p>0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*100" office:value-type="float" office:value="0.002066709378670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*100" office:value-type="float" office:value="0.00266673777969376">
            <text:p>0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*100" office:value-type="float" office:value="0.002666737779693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*100" office:value-type="float" office:value="0.0040001600063988">
            <text:p>0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*100" office:value-type="float" office:value="0.00213337884542605">
            <text:p>0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*100" office:value-type="float" office:value="0.00280007840219841">
            <text:p>0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*100" office:value-type="float" office:value="0.00280007840219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*100" office:value-type="float" office:value="0">
            <text:p>0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*100" office:value-type="float" office:value="0.000800006400045648">
            <text:p>0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*100" office:value-type="float" office:value="0">
            <text:p>0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*100" office:value-type="float" office:value="0.00600036002160376">
            <text:p>0,01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*100" office:value-type="float" office:value="0.0026000676017608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*100" office:value-type="float" office:value="0.000533336177786973">
            <text:p>0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*100" office:value-type="float" office:value="0.00053333617778697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*100" office:value-type="float" office:value="0.00666711114074545">
            <text:p>0,01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*100" office:value-type="float" office:value="0.003133431514191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*100" office:value-type="float" office:value="0.00640040962621326">
            <text:p>0,01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*100" office:value-type="float" office:value="0.00266673777969117">
            <text:p>0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*100" office:value-type="float" office:value="0.00640040962622379">
            <text:p>0,01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*100" office:value-type="float" office:value="0.0026667377796789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*100" office:value-type="float" office:value="0.00680046243144859">
            <text:p>0,01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*100" office:value-type="float" office:value="0.0030000900027030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*100" office:value-type="float" office:value="0.000266667377790609">
            <text:p>0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*100" office:value-type="float" office:value="0.000266667377790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*100" office:value-type="float" office:value="0.00680046243144454">
            <text:p>0,01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*100" office:value-type="float" office:value="0.0028667488468041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*100" office:value-type="float" office:value="0">
            <text:p>0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*100" office:value-type="float" office:value="0.000666671111145258">
            <text:p>0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*100" office:value-type="float" office:value="0.00640040962621462">
            <text:p>0,01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*100" office:value-type="float" office:value="0.002266718045615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*100" office:value-type="float" office:value="0.00640040962621026">
            <text:p>0,01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*100" office:value-type="float" office:value="0.0022000484010558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*100" office:value-type="float" office:value="0.00640040962622379">
            <text:p>0,01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*100" office:value-type="float" office:value="0.0021333788454214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*100" office:value-type="float" office:value="0.0040001600063988">
            <text:p>0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*100" office:value-type="float" office:value="0.00560031361756459">
            <text:p>0,01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*100" office:value-type="float" office:value="0.0012000144001624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*100" office:value-type="float" office:value="0.000266667377791779">
            <text:p>0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*100" office:value-type="float" office:value="0.0037334727163257">
            <text:p>0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*100" office:value-type="float" office:value="0.003733472716325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*100" office:value-type="float" office:value="0.0052002704140652">
            <text:p>0,01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*100" office:value-type="float" office:value="0.0006000036000347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*100" office:value-type="float" office:value="0.00266673777967493">
            <text:p>0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*100" office:value-type="float" office:value="0.00360012960466609">
            <text:p>0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*100" office:value-type="float" office:value="0.00640040962622379">
            <text:p>0,01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*100" office:value-type="float" office:value="0.0016000256004152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*100" office:value-type="float" office:value="0.00946756292929945">
            <text:p>0,01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*100" office:value-type="float" office:value="0.0046002116097379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*100" office:value-type="float" office:value="0.00133335111135656">
            <text:p>0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*100" office:value-type="float" office:value="0">
            <text:p>0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*100" office:value-type="float" office:value="0.00426684871887286">
            <text:p>0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*100" office:value-type="float" office:value="0.00266673777967346">
            <text:p>0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*100" office:value-type="float" office:value="0.0040001600063988">
            <text:p>0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*100" office:value-type="float" office:value="0.00706716607973698">
            <text:p>0,01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*100" office:value-type="float" office:value="0.001800032400578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*100" office:value-type="float" office:value="0">
            <text:p>0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*100" office:value-type="float" office:value="0.00280007840219527">
            <text:p>0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*100" office:value-type="float" office:value="0.00373347271632366">
            <text:p>0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*100" office:value-type="float" office:value="0.0016000256004278">
            <text:p>0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*100" office:value-type="float" office:value="0.00640040962621026">
            <text:p>0,01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*100" office:value-type="float" office:value="0.00080000640006498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*100" office:value-type="float" office:value="0.00600036002161045">
            <text:p>0,01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*100" office:value-type="float" office:value="0.000333334444456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*100" office:value-type="float" office:value="0.0106678045658105">
            <text:p>0,01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*100" office:value-type="float" office:value="0.004933576723128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*100" office:value-type="float" office:value="0.00800064005121626">
            <text:p>0,01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*100" office:value-type="float" office:value="0.00220004840107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*100" office:value-type="float" office:value="0.00853406157325118">
            <text:p>0,01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*100" office:value-type="float" office:value="0.002666737779693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*100" office:value-type="float" office:value="0.0114679816619009">
            <text:p>0,01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*100" office:value-type="float" office:value="0.005533639528051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*100" office:value-type="float" office:value="0.0040001600063988">
            <text:p>0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*100" office:value-type="float" office:value="0.00920084647787207">
            <text:p>0,01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*100" office:value-type="float" office:value="0.003133431514195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*100" office:value-type="float" office:value="0.00213337884542605">
            <text:p>0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*100" office:value-type="float" office:value="0.00640040962622073">
            <text:p>0,01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*100" office:value-type="float" office:value="0.00020000039999055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*100" office:value-type="float" office:value="0.00906748878565956">
            <text:p>0,01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*100" office:value-type="float" office:value="0.002800078402198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*100" office:value-type="float" office:value="0.00933420452575343">
            <text:p>0,01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*100" office:value-type="float" office:value="0.003000090002699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*100" office:value-type="float" office:value="0.00640040962622379">
            <text:p>0,01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*100" office:value-type="float" office:value="0.012401537790681">
            <text:p>0,01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*100" office:value-type="float" office:value="0.00593368539867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*100" office:value-type="float" office:value="0.000800006400045648">
            <text:p>0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*100" office:value-type="float" office:value="0.0100010001000156">
            <text:p>0,01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*100" office:value-type="float" office:value="0.0034001156039363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*100" office:value-type="float" office:value="0">
            <text:p>0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*100" office:value-type="float" office:value="0.0100010001000159">
            <text:p>0,01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*100" office:value-type="float" office:value="0.0032667733812626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*100" office:value-type="float" office:value="0.0128016386097376">
            <text:p>0,01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*100" office:value-type="float" office:value="0.00600036002160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*100" office:value-type="float" office:value="0.00760057764392134">
            <text:p>0,01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*100" office:value-type="float" office:value="0.0007333387111430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*100" office:value-type="float" office:value="0.00746722421942317">
            <text:p>0,01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*100" office:value-type="float" office:value="0.00053333617778697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*100" office:value-type="float" office:value="0.012001440172818">
            <text:p>0,01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*100" office:value-type="float" office:value="0.005000250012515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*100" office:value-type="float" office:value="0.00666711114074545">
            <text:p>0,01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*100" office:value-type="float" office:value="0.00493357672312243">
            <text:p>0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*100" office:value-type="float" office:value="0.004933576723122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*100" office:value-type="float" office:value="0.00640040962621326">
            <text:p>0,01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*100" office:value-type="float" office:value="0.00640040962621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*100" office:value-type="float" office:value="0.0106678045658179">
            <text:p>0,01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*100" office:value-type="float" office:value="0.00340011560394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*100" office:value-type="float" office:value="0.00266673777969117">
            <text:p>0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*100" office:value-type="float" office:value="0.0112012545405132">
            <text:p>0,01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*100" office:value-type="float" office:value="0.003800144405484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*100" office:value-type="float" office:value="0.00640040962622379">
            <text:p>0,01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*100" office:value-type="float" office:value="0.00253339751273504">
            <text:p>0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*100" office:value-type="float" office:value="0.002533397512735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*100" office:value-type="float" office:value="0.0144020738986527">
            <text:p>0,01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*100" office:value-type="float" office:value="0.006800462431448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*100" office:value-type="float" office:value="0.0113346179233581">
            <text:p>0,01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*100" office:value-type="float" office:value="0.003666801116058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*100" office:value-type="float" office:value="0.00800064005122279">
            <text:p>0,01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*100" office:value-type="float" office:value="0.000266667377790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*100" office:value-type="float" office:value="0.0040001600063988">
            <text:p>0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*100" office:value-type="float" office:value="0.0146688180933263">
            <text:p>0,01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*100" office:value-type="float" office:value="0.0068004624314445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*100" office:value-type="float" office:value="0.00826735010095104">
            <text:p>0,01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*100" office:value-type="float" office:value="0.0003333344444445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*100" office:value-type="float" office:value="0">
            <text:p>0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*100" office:value-type="float" office:value="0.00560031361757399">
            <text:p>0,01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*100" office:value-type="float" office:value="0.0056003136175739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*100" office:value-type="float" office:value="0.0088007744681527">
            <text:p>0,01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*100" office:value-type="float" office:value="0.00920084647787451">
            <text:p>0,01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*100" office:value-type="float" office:value="0.0010000100001053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*100" office:value-type="float" office:value="0.00640040962621462">
            <text:p>0,01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*100" office:value-type="float" office:value="0.0064004096262146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*100" office:value-type="float" office:value="0">
            <text:p>0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*100" office:value-type="float" office:value="0.00640040962621026">
            <text:p>0,01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*100" office:value-type="float" office:value="0.00866741784288325">
            <text:p>0,01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*100" office:value-type="float" office:value="0.0002000003999949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*100" office:value-type="float" office:value="0.00640040962622379">
            <text:p>0,01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*100" office:value-type="float" office:value="0.0164026900411715">
            <text:p>0,02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*100" office:value-type="float" office:value="0.0078006084474558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*100" office:value-type="float" office:value="0.0040001600063988">
            <text:p>0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*100" office:value-type="float" office:value="0.00333344444814304">
            <text:p>0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*100" office:value-type="float" office:value="0.00333344444814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*100" office:value-type="float" office:value="0.0144020738986573">
            <text:p>0,01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*100" office:value-type="float" office:value="0.005600313617564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*100" office:value-type="float" office:value="0.00173336337830302">
            <text:p>0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*100" office:value-type="float" office:value="0.000266667377791779">
            <text:p>0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*100" office:value-type="float" office:value="0.0100010001000117">
            <text:p>0,01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*100" office:value-type="float" office:value="0.0128016386097376">
            <text:p>0,01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*100" office:value-type="float" office:value="0.003733472716325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*100" office:value-type="float" office:value="0.00826735010094086">
            <text:p>0,01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*100" office:value-type="float" office:value="0.008267350100940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*100" office:value-type="float" office:value="0.0144020738986475">
            <text:p>0,01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*100" office:value-type="float" office:value="0.00520027041406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*100" office:value-type="float" office:value="0.0126682713143735">
            <text:p>0,01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*100" office:value-type="float" office:value="0.0034001156039286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*100" office:value-type="float" office:value="0.00266673777967493">
            <text:p>0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*100" office:value-type="float" office:value="0.00280007840219438">
            <text:p>0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*100" office:value-type="float" office:value="0.002800078402194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*100" office:value-type="float" office:value="0.0130683742675751">
            <text:p>0,01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*100" office:value-type="float" office:value="0.0144020738986427">
            <text:p>0,01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*100" office:value-type="float" office:value="0.004866903522639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*100" office:value-type="float" office:value="0.00640040962622379">
            <text:p>0,01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*100" office:value-type="float" office:value="0.00800064005121887">
            <text:p>0,01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*100" office:value-type="float" office:value="0.008000640051218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*100" office:value-type="float" office:value="0.019203687107925">
            <text:p>0,02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*100" office:value-type="float" office:value="0.009467562929299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*100" office:value-type="float" office:value="0.000800006400049515">
            <text:p>0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*100" office:value-type="float" office:value="0.0008000064000495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*100" office:value-type="float" office:value="0.0112012545405132">
            <text:p>0,01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*100" office:value-type="float" office:value="0.0013333511113565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*100" office:value-type="float" office:value="0.0110678915133204">
            <text:p>0,01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*100" office:value-type="float" office:value="0.001133346177923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*100" office:value-type="float" office:value="0">
            <text:p>0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*100" office:value-type="float" office:value="0.0178698594148901">
            <text:p>0,02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*100" office:value-type="float" office:value="0.0078006084474708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*100" office:value-type="float" office:value="0.00426684871887286">
            <text:p>0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*100" office:value-type="float" office:value="0.0196038423531022">
            <text:p>0,02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*100" office:value-type="float" office:value="0.0094008836830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*100" office:value-type="float" office:value="0.00266673777967346">
            <text:p>0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*100" office:value-type="float" office:value="0.0146688180933368">
            <text:p>0,01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*100" office:value-type="float" office:value="0.0043335211192448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*100" office:value-type="float" office:value="0.014402073898652">
            <text:p>0,01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*100" office:value-type="float" office:value="0.00146668817808911">
            <text:p>0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*100" office:value-type="float" office:value="0.0014666881780891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*100" office:value-type="float" office:value="0.0176030981452652">
            <text:p>0,02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*100" office:value-type="float" office:value="0.007067166079736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*100" office:value-type="float" office:value="0.0208043273000811">
            <text:p>0,02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*100" office:value-type="float" office:value="0.01020104050612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*100" office:value-type="float" office:value="0.0106678045658128">
            <text:p>0,01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*100" office:value-type="float" office:value="0.00826735010094024">
            <text:p>0,01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*100" office:value-type="float" office:value="0.008267350100940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*100" office:value-type="float" office:value="0.0136018498515984">
            <text:p>0,01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*100" office:value-type="float" office:value="0.0028000784021952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*100" office:value-type="float" office:value="0.00493357672311409">
            <text:p>0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*100" office:value-type="float" office:value="0.004933576723114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*100" office:value-type="float" office:value="0.00373347271632366">
            <text:p>0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*100" office:value-type="float" office:value="0.0100010001000225">
            <text:p>0,01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*100" office:value-type="float" office:value="0.0016000256004278">
            <text:p>0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*100" office:value-type="float" office:value="0.000400001600000306">
            <text:p>0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*100" office:value-type="float" office:value="0.0004000016000003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*100" office:value-type="float" office:value="0.00640040962621026">
            <text:p>0,01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*100" office:value-type="float" office:value="0.0196038423530959">
            <text:p>0,02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*100" office:value-type="float" office:value="0.008334027835666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*100" office:value-type="float" office:value="0.0173363382986388">
            <text:p>0,02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*100" office:value-type="float" office:value="0.006000360021610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*100" office:value-type="float" office:value="0.0220048410650293">
            <text:p>0,02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*100" office:value-type="float" office:value="0.01060112371912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*100" office:value-type="float" office:value="0.0106678045658105">
            <text:p>0,01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*100" office:value-type="float" office:value="0.01066780456581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*100" office:value-type="float" office:value="0.00600036002161671">
            <text:p>0,01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*100" office:value-type="float" office:value="0.0060003600216167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*100" office:value-type="float" office:value="0.00800064005121626">
            <text:p>0,01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*100" office:value-type="float" office:value="0.008000640051216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*100" office:value-type="float" office:value="0.0166694449074904">
            <text:p>0,02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*100" office:value-type="float" office:value="0.005000250012510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*100" office:value-type="float" office:value="0.00853406157325118">
            <text:p>0,01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*100" office:value-type="float" office:value="0.008534061573251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*100" office:value-type="float" office:value="0.00680046243145738">
            <text:p>0,01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*100" office:value-type="float" office:value="0.0068004624314573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*100" office:value-type="float" office:value="0.0114679816619009">
            <text:p>0,01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*100" office:value-type="float" office:value="0.011467981661900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*100" office:value-type="float" office:value="0.0225384119888295">
            <text:p>0,02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*100" office:value-type="float" office:value="0.010601123719117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*100" office:value-type="float" office:value="0.0160025604096745">
            <text:p>0,02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*100" office:value-type="float" office:value="0.0156024339797048">
            <text:p>0,02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*100" office:value-type="float" office:value="0.0035334581821942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*100" office:value-type="float" office:value="0.0213378854155653">
            <text:p>0,02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*100" office:value-type="float" office:value="0.0092008464778720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*100" office:value-type="float" office:value="0.00880077446814648">
            <text:p>0,01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*100" office:value-type="float" office:value="0.0088007744681464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*100" office:value-type="float" office:value="0.00213337884542605">
            <text:p>0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*100" office:value-type="float" office:value="0.00133335111136271">
            <text:p>0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*100" office:value-type="float" office:value="0.0013333511113627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*100" office:value-type="float" office:value="0.00640040962622073">
            <text:p>0,01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*100" office:value-type="float" office:value="0.0173363382986461">
            <text:p>0,02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*100" office:value-type="float" office:value="0.0048669035226324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*100" office:value-type="float" office:value="0.00906748878565956">
            <text:p>0,01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*100" office:value-type="float" office:value="0.009067488785659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*100" office:value-type="float" office:value="0.00640040962621026">
            <text:p>0,01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*100" office:value-type="float" office:value="0.00933420452575343">
            <text:p>0,01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*100" office:value-type="float" office:value="0.00933420452575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*100" office:value-type="float" office:value="0.0178698594148864">
            <text:p>0,02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*100" office:value-type="float" office:value="0.0051335968579861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*100" office:value-type="float" office:value="0.00640040962622379">
            <text:p>0,01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*100" office:value-type="float" office:value="0.000266667377790812">
            <text:p>0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*100" office:value-type="float" office:value="0.00026666737779081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*100" office:value-type="float" office:value="0.0253397527373669">
            <text:p>0,03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*100" office:value-type="float" office:value="0.01240153779068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*100" office:value-type="float" office:value="0.0040001600063988">
            <text:p>0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*100" office:value-type="float" office:value="0.0138685897777856">
            <text:p>0,01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*100" office:value-type="float" office:value="0.00080000640004564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*100" office:value-type="float" office:value="0.00280007840220019">
            <text:p>0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*100" office:value-type="float" office:value="0.0028000784022001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*100" office:value-type="float" office:value="0.0232053836490112">
            <text:p>0,02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*100" office:value-type="float" office:value="0.01000100010001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*100" office:value-type="float" office:value="0.0224050187242042">
            <text:p>0,02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*100" office:value-type="float" office:value="0.00913416758731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*100" office:value-type="float" office:value="0">
            <text:p>0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*100" office:value-type="float" office:value="0.00920084647788003">
            <text:p>0,01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*100" office:value-type="float" office:value="0.0092008464778800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*100" office:value-type="float" office:value="0.0234721748036842">
            <text:p>0,02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*100" office:value-type="float" office:value="0.01000100010001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*100" office:value-type="float" office:value="0.0157358091006321">
            <text:p>0,02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*100" office:value-type="float" office:value="0.0022000484010689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*100" office:value-type="float" office:value="0.0128016386097376">
            <text:p>0,01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*100" office:value-type="float" office:value="0.0146688180933247">
            <text:p>0,01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*100" office:value-type="float" office:value="0.001000010000097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*100" office:value-type="float" office:value="0.0213378854155539">
            <text:p>0,02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*100" office:value-type="float" office:value="0.0076005776439213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*100" office:value-type="float" office:value="0.00520027041407069">
            <text:p>0,01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*100" office:value-type="float" office:value="0.0052002704140706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*100" office:value-type="float" office:value="0.0213378854155621">
            <text:p>0,02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*100" office:value-type="float" office:value="0.0074672242194231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*100" office:value-type="float" office:value="0.0144020738986418">
            <text:p>0,01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*100" office:value-type="float" office:value="0.0004666688444680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*100" office:value-type="float" office:value="0.012001440172818">
            <text:p>0,01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*100" office:value-type="float" office:value="0.0120014401728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*100" office:value-type="float" office:value="0.0141353311267943">
            <text:p>0,01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*100" office:value-type="float" office:value="0.00006666671111100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*100" office:value-type="float" office:value="0.0208043273000883">
            <text:p>0,02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*100" office:value-type="float" office:value="0.00360012960466609">
            <text:p>0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*100" office:value-type="float" office:value="0.003600129604666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*100" office:value-type="float" office:value="0.0192036871079428">
            <text:p>0,02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*100" office:value-type="float" office:value="0.0049335767231224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*100" office:value-type="float" office:value="0.0106678045658343">
            <text:p>0,01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*100" office:value-type="float" office:value="0.0106678045658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*100" office:value-type="float" office:value="0.00640040962621326">
            <text:p>0,01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*100" office:value-type="float" office:value="0.00640040962621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*100" office:value-type="float" office:value="0.00640040962622772">
            <text:p>0,01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*100" office:value-type="float" office:value="0.0064004096262277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*100" office:value-type="float" office:value="0.0106678045658179">
            <text:p>0,01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*100" office:value-type="float" office:value="0.01066780456581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*100" office:value-type="float" office:value="0.0192036871079354">
            <text:p>0,02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*100" office:value-type="float" office:value="0.0046002116097379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*100" office:value-type="float" office:value="0.00266673777969117">
            <text:p>0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*100" office:value-type="float" office:value="0.0026667377796911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*100" office:value-type="float" office:value="0.0196038423531125">
            <text:p>0,02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*100" office:value-type="float" office:value="0.004866903522644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*100" office:value-type="float" office:value="0.0112012545405132">
            <text:p>0,01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*100" office:value-type="float" office:value="0.011201254540513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*100" office:value-type="float" office:value="0.00680046243146147">
            <text:p>0,01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*100" office:value-type="float" office:value="0.0068004624314614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*100" office:value-type="float" office:value="0.00640040962622379">
            <text:p>0,01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*100" office:value-type="float" office:value="0.0100010001000151">
            <text:p>0,01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*100" office:value-type="float" office:value="0.01000100010001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*100" office:value-type="float" office:value="0.0176030981452818">
            <text:p>0,02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*100" office:value-type="float" office:value="0.002533397512735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*100" office:value-type="float" office:value="0.0292085288904348">
            <text:p>0,03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*100" office:value-type="float" office:value="0.01406864565616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*100" office:value-type="float" office:value="0.0144020738986527">
            <text:p>0,01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*100" office:value-type="float" office:value="0.01440207389865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*100" office:value-type="float" office:value="0.00333344444815176">
            <text:p>0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*100" office:value-type="float" office:value="0.003333444448151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*100" office:value-type="float" office:value="0.026673779674579">
            <text:p>0,03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*100" office:value-type="float" office:value="0.011334617923358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*100" office:value-type="float" office:value="0.0232053836490112">
            <text:p>0,02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*100" office:value-type="float" office:value="0.0078006084474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*100" office:value-type="float" office:value="0.0234721748036832">
            <text:p>0,02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*100" office:value-type="float" office:value="0.008000640051222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*100" office:value-type="float" office:value="0.0274742129171453">
            <text:p>0,03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*100" office:value-type="float" office:value="0.01193475754772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*100" office:value-type="float" office:value="0.0040001600063988">
            <text:p>0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*100" office:value-type="float" office:value="0.0153356848050146">
            <text:p>0,02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*100" office:value-type="float" office:value="0.015335684805014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*100" office:value-type="float" office:value="0.0304092444103089">
            <text:p>0,03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*100" office:value-type="float" office:value="0.014668818093326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*100" office:value-type="float" office:value="0.0176030981452748">
            <text:p>0,02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*100" office:value-type="float" office:value="0.0018000324005981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*100" office:value-type="float" office:value="0.00826735010095104">
            <text:p>0,01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*100" office:value-type="float" office:value="0.008267350100951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*100" office:value-type="float" office:value="0.00240005760139207">
            <text:p>0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*100" office:value-type="float" office:value="0.0024000576013920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*100" office:value-type="float" office:value="0">
            <text:p>0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*100" office:value-type="float" office:value="0.00106667804458269">
            <text:p>0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*100" office:value-type="float" office:value="0.0010666780445826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*100" office:value-type="float" office:value="0.00560031361757399">
            <text:p>0,01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*100" office:value-type="float" office:value="0.0056003136175739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*100" office:value-type="float" office:value="0.0136018498515937">
            <text:p>0,01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*100" office:value-type="float" office:value="0.013601849851593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*100" office:value-type="float" office:value="0.0250729516198858">
            <text:p>0,03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*100" office:value-type="float" office:value="0.00880077446815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*100" office:value-type="float" office:value="0.00733387115056126">
            <text:p>0,01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*100" office:value-type="float" office:value="0.007333871150561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*100" office:value-type="float" office:value="0.0256065552781454">
            <text:p>0,03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*100" office:value-type="float" office:value="0.009200846477874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*100" office:value-type="float" office:value="0.0144020738986435">
            <text:p>0,01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*100" office:value-type="float" office:value="0.014402073898643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*100" office:value-type="float" office:value="0.00640040962621462">
            <text:p>0,01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*100" office:value-type="float" office:value="0.0064004096262146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*100" office:value-type="float" office:value="0.00160002560040953">
            <text:p>0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*100" office:value-type="float" office:value="0.0016000256004095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*100" office:value-type="float" office:value="0">
            <text:p>0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*100" office:value-type="float" office:value="0.00160002560041033">
            <text:p>0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*100" office:value-type="float" office:value="0.0016000256004103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*100" office:value-type="float" office:value="0.00640040962621026">
            <text:p>0,01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*100" office:value-type="float" office:value="0.0144020738986475">
            <text:p>0,01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*100" office:value-type="float" office:value="0.0256065552781637">
            <text:p>0,03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*100" office:value-type="float" office:value="0.008667417842883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*100" office:value-type="float" office:value="0.00600036002159708">
            <text:p>0,01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*100" office:value-type="float" office:value="0.0060003600215970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*100" office:value-type="float" office:value="0.0234721748037003">
            <text:p>0,02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*100" office:value-type="float" office:value="0.00986764027384693">
            <text:p>0,01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*100" office:value-type="float" office:value="0.009867640273846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*100" office:value-type="float" office:value="0.033611293394586">
            <text:p>0,03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*100" office:value-type="float" office:value="0.016402690041171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*100" office:value-type="float" office:value="0.0260067617580569">
            <text:p>0,03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*100" office:value-type="float" office:value="0.008734096111056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*100" office:value-type="float" office:value="0.0213378854155578">
            <text:p>0,02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*100" office:value-type="float" office:value="0.0196038423531181">
            <text:p>0,02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*100" office:value-type="float" office:value="0.0022000484010814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*100" office:value-type="float" office:value="0.0208043273000874">
            <text:p>0,02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*100" office:value-type="float" office:value="0.00333344444814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*100" office:value-type="float" office:value="0.0249395515948673">
            <text:p>0,02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*100" office:value-type="float" office:value="0.0074005476405369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*100" office:value-type="float" office:value="0.0320102432778475">
            <text:p>0,03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*100" office:value-type="float" office:value="0.01440207389865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*100" office:value-type="float" office:value="0.00666711114074545">
            <text:p>0,01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*100" office:value-type="float" office:value="0.006667111140745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*100" office:value-type="float" office:value="0.0194704569156086">
            <text:p>0,02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*100" office:value-type="float" office:value="0.0017333633783030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*100" office:value-type="float" office:value="0.0352123947629721">
            <text:p>0,04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*100" office:value-type="float" office:value="0.017403028126905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*100" office:value-type="float" office:value="0.0181366221074904">
            <text:p>0,02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*100" office:value-type="float" office:value="0.00026666737779177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*100" office:value-type="float" office:value="0.00373347271632825">
            <text:p>0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*100" office:value-type="float" office:value="0.0037334727163282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*100" office:value-type="float" office:value="0.0280078421958226">
            <text:p>0,03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*100" office:value-type="float" office:value="0.010001000100011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*100" office:value-type="float" office:value="0.0190703027377204">
            <text:p>0,02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*100" office:value-type="float" office:value="0.0010000100001046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*100" office:value-type="float" office:value="0.0128016386097376">
            <text:p>0,01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*100" office:value-type="float" office:value="0.00920084647788873">
            <text:p>0,01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*100" office:value-type="float" office:value="0.009200846477888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*100" office:value-type="float" office:value="0.00826735010094086">
            <text:p>0,01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*100" office:value-type="float" office:value="0.008267350100940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*100" office:value-type="float" office:value="0.0100010001000225">
            <text:p>0,01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*100" office:value-type="float" office:value="0.0144020738986475">
            <text:p>0,01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*100" office:value-type="float" office:value="0.0214712758338875">
            <text:p>0,02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*100" office:value-type="float" office:value="0.0030000900027030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*100" office:value-type="float" office:value="0.0312097374380952">
            <text:p>0,03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*100" office:value-type="float" office:value="0.012668271314373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*100" office:value-type="float" office:value="0.00640040962622073">
            <text:p>0,01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*100" office:value-type="float" office:value="0.021337885415554">
            <text:p>0,02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*100" office:value-type="float" office:value="0.0026667377796749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*100" office:value-type="float" office:value="0.00146668817809658">
            <text:p>0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*100" office:value-type="float" office:value="0.001466688178096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*100" office:value-type="float" office:value="0.0216046666079968">
            <text:p>0,02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*100" office:value-type="float" office:value="0.0028000784021943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*100" office:value-type="float" office:value="0.00666711114073696">
            <text:p>0,01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*100" office:value-type="float" office:value="0.0066671111407369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*100" office:value-type="float" office:value="0.0320102432778518">
            <text:p>0,03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*100" office:value-type="float" office:value="0.01306837426757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*100" office:value-type="float" office:value="0.0220048410650346">
            <text:p>0,02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*100" office:value-type="float" office:value="0.00300009000270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*100" office:value-type="float" office:value="0.0144020738986427">
            <text:p>0,01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*100" office:value-type="float" office:value="0.014402073898642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*100" office:value-type="float" office:value="0.00920084647787451">
            <text:p>0,01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*100" office:value-type="float" office:value="0.0092008464778745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*100" office:value-type="float" office:value="0.00640040962622379">
            <text:p>0,01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*100" office:value-type="float" office:value="0.00600036002159393">
            <text:p>0,01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*100" office:value-type="float" office:value="0.0060003600215939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*100" office:value-type="float" office:value="0.00800064005121887">
            <text:p>0,01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*100" office:value-type="float" office:value="0.0080006400512188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*100" office:value-type="float" office:value="0.0124015377906849">
            <text:p>0,01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*100" office:value-type="float" office:value="0.012401537790684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*100" office:value-type="float" office:value="0.019203687107925">
            <text:p>0,02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*100" office:value-type="float" office:value="0.01920368710792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*100" office:value-type="float" office:value="0.0284080678912802">
            <text:p>0,03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*100" office:value-type="float" office:value="0.0088674529141680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*100" office:value-type="float" office:value="0.000800006400049515">
            <text:p>0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*100" office:value-type="float" office:value="0.0008000064000495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*100" office:value-type="float" office:value="0.0146688180933224">
            <text:p>0,01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*100" office:value-type="float" office:value="0.01466881809332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*100" office:value-type="float" office:value="0.0309429050052795">
            <text:p>0,03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*100" office:value-type="float" office:value="0.011201254540513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*100" office:value-type="float" office:value="0.0100010001000194">
            <text:p>0,01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*100" office:value-type="float" office:value="0.010001000100019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*100" office:value-type="float" office:value="0.0309429050052766">
            <text:p>0,03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*100" office:value-type="float" office:value="0.01106789151332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*100" office:value-type="float" office:value="0.0144020738986475">
            <text:p>0,01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*100" office:value-type="float" office:value="0.014402073898647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*100" office:value-type="float" office:value="0">
            <text:p>0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*100" office:value-type="float" office:value="0.0278744343423807">
            <text:p>0,03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*100" office:value-type="float" office:value="0.0078006084474609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*100" office:value-type="float" office:value="0.0178698594148901">
            <text:p>0,02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*100" office:value-type="float" office:value="0.017869859414890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*100" office:value-type="float" office:value="0.0100010001000159">
            <text:p>0,01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*100" office:value-type="float" office:value="0.010001000100015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*100" office:value-type="float" office:value="0.00426684871887286">
            <text:p>0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*100" office:value-type="float" office:value="0.0042668487188728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*100" office:value-type="float" office:value="0.000666671111145258">
            <text:p>0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*100" office:value-type="float" office:value="0.00066667111114525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*100" office:value-type="float" office:value="0.0400160064025668">
            <text:p>0,04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*100" office:value-type="float" office:value="0.019603842353102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*100" office:value-type="float" office:value="0.0408166531945127">
            <text:p>0,04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*100" office:value-type="float" office:value="0.020337468618633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*100" office:value-type="float" office:value="0.00266673777967346">
            <text:p>0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*100" office:value-type="float" office:value="0.0026667377796734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*100" office:value-type="float" office:value="0.00760057764389926">
            <text:p>0,01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*100" office:value-type="float" office:value="0.007600577643899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*100" office:value-type="float" office:value="0.0146688180933368">
            <text:p>0,01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*100" office:value-type="float" office:value="0.014668818093336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*100" office:value-type="float" office:value="0.0238723642042536">
            <text:p>0,02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*100" office:value-type="float" office:value="0.0031334315141926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*100" office:value-type="float" office:value="0.0352123947629643">
            <text:p>0,04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*100" office:value-type="float" office:value="0.0144020738986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*100" office:value-type="float" office:value="0.00693381407779326">
            <text:p>0,01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*100" office:value-type="float" office:value="0.006933814077793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*100" office:value-type="float" office:value="0.0224050187241907">
            <text:p>0,02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*100" office:value-type="float" office:value="0.0014666881780891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*100" office:value-type="float" office:value="0.0400160064025782">
            <text:p>0,04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*100" office:value-type="float" office:value="0.019003610686042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*100" office:value-type="float" office:value="0.0176030981452652">
            <text:p>0,02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*100" office:value-type="float" office:value="0.017603098145265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*100" office:value-type="float" office:value="0.0393488105321402">
            <text:p>0,04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*100" office:value-type="float" office:value="0.018203313002963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*100" office:value-type="float" office:value="0.0208043273000811">
            <text:p>0,02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*100" office:value-type="float" office:value="0.020804327300081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*100" office:value-type="float" office:value="0.00413350418484897">
            <text:p>0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*100" office:value-type="float" office:value="0.00413350418484897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*100" office:value-type="float" office:value="0.0320102432778526">
            <text:p>0,03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*100" office:value-type="float" office:value="0.010667804565812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*100" office:value-type="float" office:value="0.0192036871079286">
            <text:p>0,02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*100" office:value-type="float" office:value="0.019203687107928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*100" office:value-type="float" office:value="0.00826735010094024">
            <text:p>0,01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*100" office:value-type="float" office:value="0.008267350100940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*100" office:value-type="float" office:value="0.0422845389318042">
            <text:p>0,04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*100" office:value-type="float" office:value="0.020737632935900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*100" office:value-type="float" office:value="0.0352123947629513">
            <text:p>0,04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*100" office:value-type="float" office:value="0.013601849851598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*100" office:value-type="float" office:value="0.0300090027008152">
            <text:p>0,03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*100" office:value-type="float" office:value="0.0083340278356515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*100" office:value-type="float" office:value="0.0266737796745853">
            <text:p>0,03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*100" office:value-type="float" office:value="0.0049335767231140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*100" office:value-type="float" office:value="0.025206352000708">
            <text:p>0,03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*100" office:value-type="float" office:value="0.0034001156039347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*100" office:value-type="float" office:value="0.0256065552781593">
            <text:p>0,03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*100" office:value-type="float" office:value="0.0037334727163236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*100" office:value-type="float" office:value="0.027874434342382">
            <text:p>0,03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*100" office:value-type="float" office:value="0.005933685398680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*100" office:value-type="float" office:value="0.0320102432778681">
            <text:p>0,03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*100" office:value-type="float" office:value="0.01000100010002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*100" office:value-type="float" office:value="0.0380144454892866">
            <text:p>0,04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*100" office:value-type="float" office:value="0.015935872449017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*100" office:value-type="float" office:value="0.0016000256004278">
            <text:p>0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*100" office:value-type="float" office:value="0.001600025600427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*100" office:value-type="float" office:value="0.0112012545404995">
            <text:p>0,01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*100" office:value-type="float" office:value="0.011201254540499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*100" office:value-type="float" office:value="0.0226718056092749">
            <text:p>0,02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*100" office:value-type="float" office:value="0.00040000160000030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*100" office:value-type="float" office:value="0.0360129646672778">
            <text:p>0,04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*100" office:value-type="float" office:value="0.013668534699745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*100" office:value-type="float" office:value="0.00640040962621026">
            <text:p>0,01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*100" office:value-type="float" office:value="0.0233387790484399">
            <text:p>0,02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*100" office:value-type="float" office:value="0.0008666741778358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*100" office:value-type="float" office:value="0.0421510929938514">
            <text:p>0,04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*100" office:value-type="float" office:value="0.01960384235309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*100" office:value-type="float" office:value="0.0176030981452684">
            <text:p>0,02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*100" office:value-type="float" office:value="0.017603098145268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*100" office:value-type="float" office:value="0.0400160064025653">
            <text:p>0,04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*100" office:value-type="float" office:value="0.0173363382986388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*100" office:value-type="float" office:value="0.018803535064597">
            <text:p>0,02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*100" office:value-type="float" office:value="0.01880353506459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*100" office:value-type="float" office:value="0.0448200793955719">
            <text:p>0,04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*100" office:value-type="float" office:value="0.022004841065029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*100" office:value-type="float" office:value="0.0269405893320596">
            <text:p>0,03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*100" office:value-type="float" office:value="0.0040668320511662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*100" office:value-type="float" office:value="0.0106678045658105">
            <text:p>0,01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*100" office:value-type="float" office:value="0.010667804565810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*100" office:value-type="float" office:value="0.0420176474119111">
            <text:p>0,04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*100" office:value-type="float" office:value="0.019003610686026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*100" office:value-type="float" office:value="0.0290751178342514">
            <text:p>0,03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*100" office:value-type="float" office:value="0.0060003600216167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*100" office:value-type="float" office:value="0.0177364786022133">
            <text:p>0,02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*100" office:value-type="float" office:value="0.017736478602213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*100" office:value-type="float" office:value="0.00800064005121626">
            <text:p>0,01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*100" office:value-type="float" office:value="0.008000640051216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*100" office:value-type="float" office:value="0.0464215395943894">
            <text:p>0,05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*100" office:value-type="float" office:value="0.02313868608272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*100" office:value-type="float" office:value="0.040016006402571">
            <text:p>0,04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*100" office:value-type="float" office:value="0.016669444907490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*100" office:value-type="float" office:value="0.0352123947629643">
            <text:p>0,04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*100" office:value-type="float" office:value="0.011801392564319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*100" office:value-type="float" office:value="0.0320102432778475">
            <text:p>0,03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*100" office:value-type="float" office:value="0.008534061573251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*100" office:value-type="float" office:value="0.0304092444102986">
            <text:p>0,03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*100" office:value-type="float" office:value="0.0068671382101590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*100" office:value-type="float" office:value="0.030409244410296">
            <text:p>0,03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*100" office:value-type="float" office:value="0.0068004624314573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*100" office:value-type="float" office:value="0.0320102432778582">
            <text:p>0,03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*100" office:value-type="float" office:value="0.008334027835663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*100" office:value-type="float" office:value="0.0352123947629679">
            <text:p>0,04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*100" office:value-type="float" office:value="0.011467981661900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*100" office:value-type="float" office:value="0.0400160064025647">
            <text:p>0,04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*100" office:value-type="float" office:value="0.016202624825224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*100" office:value-type="float" office:value="0.0464215395943776">
            <text:p>0,05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*100" office:value-type="float" office:value="0.022538411988829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*100" office:value-type="float" office:value="0.0065337602056824">
            <text:p>0,01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*100" office:value-type="float" office:value="0.0065337602056824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*100" office:value-type="float" office:value="0.0160025604096745">
            <text:p>0,02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*100" office:value-type="float" office:value="0.0160025604096745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*100" office:value-type="float" office:value="0.027073994694567">
            <text:p>0,03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*100" office:value-type="float" office:value="0.0030000900026977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*100" office:value-type="float" office:value="0.0397491269864554">
            <text:p>0,04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*100" office:value-type="float" office:value="0.0156024339797048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*100" office:value-type="float" office:value="0.00560031361758025">
            <text:p>0,01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*100" office:value-type="float" office:value="0.0056003136175802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*100" office:value-type="float" office:value="0.0213378854155653">
            <text:p>0,02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*100" office:value-type="float" office:value="0.021337885415565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*100" office:value-type="float" office:value="0.0386816235611137">
            <text:p>0,04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*100" office:value-type="float" office:value="0.014335388072290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*100" office:value-type="float" office:value="0.00880077446814648">
            <text:p>0,01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*100" office:value-type="float" office:value="0.0088007744681464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*100" office:value-type="float" office:value="0.0292085288904299">
            <text:p>0,03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*100" office:value-type="float" office:value="0.0047335573884006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*100" office:value-type="float" office:value="0.00213337884542605">
            <text:p>0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*100" office:value-type="float" office:value="0.002133378845426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*100" office:value-type="float" office:value="0.0256065552781577">
            <text:p>0,03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*100" office:value-type="float" office:value="0.0010000100000930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*100" office:value-type="float" office:value="0.00133335111136271">
            <text:p>0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*100" office:value-type="float" office:value="0.0013333511113627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*100" office:value-type="float" office:value="0.0278744343423836">
            <text:p>0,03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*100" office:value-type="float" office:value="0.00313343151418851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*100" office:value-type="float" office:value="0.00640040962622073">
            <text:p>0,01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*100" office:value-type="float" office:value="0.0064004096262207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*100" office:value-type="float" office:value="0.0360129646672788">
            <text:p>0,04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*100" office:value-type="float" office:value="0.0111345729824682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*100" office:value-type="float" office:value="0.0173363382986461">
            <text:p>0,02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*100" office:value-type="float" office:value="0.017336338298646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*100" office:value-type="float" office:value="0">
            <text:p>0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*100" office:value-type="float" office:value="0.0341449881559487">
            <text:p>0,03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*100" office:value-type="float" office:value="0.009067488785659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*100" office:value-type="float" office:value="0.0196038423531047">
            <text:p>0,02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*100" office:value-type="float" office:value="0.0196038423531047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*100" office:value-type="float" office:value="0.00640040962621026">
            <text:p>0,01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*100" office:value-type="float" office:value="0.0064004096262102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*100" office:value-type="float" office:value="0.0450869858683065">
            <text:p>0,05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*100" office:value-type="float" office:value="0.019803921176399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*100" office:value-type="float" office:value="0.0346786886120514">
            <text:p>0,03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*100" office:value-type="float" office:value="0.009334204525753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*100" office:value-type="float" office:value="0.0256065552781637">
            <text:p>0,03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*100" office:value-type="float" office:value="0.00020000040000691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*100" office:value-type="float" office:value="0.0178698594148864">
            <text:p>0,02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*100" office:value-type="float" office:value="0.0178698594148864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*100" office:value-type="float" office:value="0.0114679816618931">
            <text:p>0,01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*100" office:value-type="float" office:value="0.011467981661893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*100" office:value-type="float" office:value="0.00640040962622379">
            <text:p>0,01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*100" office:value-type="float" office:value="0.0064004096262237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*100" office:value-type="float" office:value="0.00266673777967936">
            <text:p>0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*100" office:value-type="float" office:value="0.00266673777967936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*100" office:value-type="float" office:value="0.000266667377790812">
            <text:p>0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*100" office:value-type="float" office:value="0.000266667377790812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*100" office:value-type="float" office:value="0.0508258195163139">
            <text:p>0,05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*100" office:value-type="float" office:value="0.0250062515628915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*100" office:value-type="float" office:value="0.0512262278286504">
            <text:p>0,05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*100" office:value-type="float" office:value="0.0253397527373669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*100" office:value-type="float" office:value="0.00106667804458133">
            <text:p>0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*100" office:value-type="float" office:value="0.00106667804458133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*100" office:value-type="float" office:value="0.0040001600063988">
            <text:p>0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*100" office:value-type="float" office:value="0.0040001600063988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*100" office:value-type="float" office:value="0.00826735010094107">
            <text:p>0,01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*100" office:value-type="float" office:value="0.0082673501009410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*100" office:value-type="float" office:value="0.0138685897777856">
            <text:p>0,01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*100" office:value-type="float" office:value="0.013868589777785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*100" office:value-type="float" office:value="0.0208043273000759">
            <text:p>0,02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*100" office:value-type="float" office:value="0.02080432730007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*100" office:value-type="float" office:value="0.0290751178342505">
            <text:p>0,03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*100" office:value-type="float" office:value="0.00280007840220019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*100" office:value-type="float" office:value="0.0386816235611115">
            <text:p>0,04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*100" office:value-type="float" office:value="0.012334854632068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*100" office:value-type="float" office:value="0.0496246138084533">
            <text:p>0,05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*100" office:value-type="float" office:value="0.023205383649011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*100" office:value-type="float" office:value="0.00893413144907988">
            <text:p>0,01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*100" office:value-type="float" office:value="0.0089341314490798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*100" office:value-type="float" office:value="0.0224050187242042">
            <text:p>0,02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*100" office:value-type="float" office:value="0.022405018724204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*100" office:value-type="float" office:value="0.0372138435498124">
            <text:p>0,04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*100" office:value-type="float" office:value="0.0106011237191221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*100" office:value-type="float" office:value="0">
            <text:p>0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*100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*100" office:value-type="float" office:value="0.0173363382986453">
            <text:p>0,02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*100" office:value-type="float" office:value="0.0173363382986453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*100" office:value-type="float" office:value="0.0360129646672823">
            <text:p>0,04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*100" office:value-type="float" office:value="0.0092008464778800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*100" office:value-type="float" office:value="0.00226671804561165">
            <text:p>0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*100" office:value-type="float" office:value="0.0022667180456116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*100" office:value-type="float" office:value="0.0234721748036842">
            <text:p>0,02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*100" office:value-type="float" office:value="0.0234721748036842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*100" office:value-type="float" office:value="0.0460211697380842">
            <text:p>0,05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*100" office:value-type="float" office:value="0.019003610686035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*100" office:value-type="float" office:value="0.0157358091006321">
            <text:p>0,02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*100" office:value-type="float" office:value="0.015735809100632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*100" office:value-type="float" office:value="0.0408166531945089">
            <text:p>0,04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*100" office:value-type="float" office:value="0.013668534699742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*100" office:value-type="float" office:value="0.0128016386097376">
            <text:p>0,01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*100" office:value-type="float" office:value="0.012801638609737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*100" office:value-type="float" office:value="0.0404163281965964">
            <text:p>0,04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*100" office:value-type="float" office:value="0.0131350584043416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*100" office:value-type="float" office:value="0.0146688180933247">
            <text:p>0,01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*100" office:value-type="float" office:value="0.0146688180933247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*100" office:value-type="float" office:value="0.0448200793955809">
            <text:p>0,04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*100" office:value-type="float" office:value="0.0174030281268996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*100" office:value-type="float" office:value="0.0213378854155539">
            <text:p>0,02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*100" office:value-type="float" office:value="0.0213378854155539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*100" office:value-type="float" office:value="0.0540291757549046">
            <text:p>0,05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*100" office:value-type="float" office:value="0.0264736733655584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*100" office:value-type="float" office:value="0.0328107619299227">
            <text:p>0,03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*100" office:value-type="float" office:value="0.00520027041407069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*100" office:value-type="float" office:value="0.0126682713143745">
            <text:p>0,01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*100" office:value-type="float" office:value="0.0126682713143745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*100" office:value-type="float" office:value="0.0490907538632366">
            <text:p>0,05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*100" office:value-type="float" office:value="0.0213378854155621">
            <text:p>0,02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*100" office:value-type="float" office:value="0.0312097374380952">
            <text:p>0,03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*100" office:value-type="float" office:value="0.00340011560392864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*100" office:value-type="float" office:value="0.0144020738986418">
            <text:p>0,01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*100" office:value-type="float" office:value="0.01440207389864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*100" office:value-type="float" office:value="0.0545630884042151">
            <text:p>0,05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*100" office:value-type="float" office:value="0.0266070774826127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*100" office:value-type="float" office:value="0.040016006402571">
            <text:p>0,04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*100" office:value-type="float" office:value="0.012001440172818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*100" office:value-type="float" office:value="0.0265403753796051">
            <text:p>0,03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*100" office:value-type="float" office:value="0.0265403753796051">
            <text:p>0,03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*100" office:value-type="float" office:value="0.0141353311267943">
            <text:p>0,01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*100" office:value-type="float" office:value="0.0141353311267943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*100" office:value-type="float" office:value="0.0028000784022105">
            <text:p>0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*100" office:value-type="float" office:value="0.0028000784022105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*100" office:value-type="float" office:value="0.0490907538632338">
            <text:p>0,05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*100" office:value-type="float" office:value="0.0208043273000883">
            <text:p>0,02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2" table:default-cell-style-name="ce21"/>
        <table:table-column table:style-name="co3" table:default-cell-style-name="ce4"/>
        <table:table-column table:style-name="co4" table:default-cell-style-name="ce8"/>
        <table:table-column table:style-name="co6" table:default-cell-style-name="ce15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">
            <text:p>6</text:p>
          </table:table-cell>
          <table:table-cell table:style-name="ce16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3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2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style-name="ce15"/>
          <table:table-cell table:style-name="ce15"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>
            <text:p>T0CON?</text:p>
          </table:table-cell>
          <table:table-cell table:style-name="ce16" table:number-columns-repeated="2"/>
          <table:table-cell/>
          <table:table-cell table:style-name="ce15" table:number-columns-repeated="4"/>
          <table:table-cell table:number-columns-repeated="3"/>
          <table:table-cell table:style-name="ce2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TMR0</text:p>
          </table:table-cell>
          <table:table-cell table:style-name="ce16" table:formula="of:=&quot;0x&quot;&amp;[.F31]" office:value-type="string" office:string-value="0x6">
            <text:p>0x6</text:p>
          </table:table-cell>
          <table:table-cell table:style-name="ce16" table:formula="of:=[.C22]" office:value-type="float" office:value="6">
            <text:p>6</text:p>
          </table:table-cell>
          <table:table-cell table:style-name="ce16" table:formula="of:=DEC2HEX([.E31])" office:value-type="string" office:string-value="6">
            <text:p>6</text:p>
          </table:table-cell>
          <table:table-cell table:style-name="ce15"/>
          <table:table-cell table:style-name="ce16" table:formula="of:=&quot;0x&quot;&amp;[.J31]" office:value-type="string" office:string-value="0x10">
            <text:p>0x10</text:p>
          </table:table-cell>
          <table:table-cell table:style-name="ce26" table:formula="of:=HEX2DEC([.J31])" office:value-type="float" office:value="16">
            <text:p>16</text:p>
          </table:table-cell>
          <table:table-cell table:style-name="ce27" office:value-type="float" office:value="10">
            <text:p>10</text:p>
          </table:table-cell>
          <table:table-cell/>
          <table:table-cell table:style-name="ce8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19" table:default-cell-style-name="ce4"/>
        <table:table-column table:style-name="co20" table:default-cell-style-name="ce30"/>
        <table:table-column table:style-name="co20" table:number-columns-repeated="2" table:default-cell-style-name="ce15"/>
        <table:table-column table:style-name="co20" table:default-cell-style-name="ce30"/>
        <table:table-column table:style-name="co20" table:default-cell-style-name="ce31"/>
        <table:table-column table:style-name="co21" table:default-cell-style-name="ce15"/>
        <table:table-column table:style-name="co22" table:default-cell-style-name="ce15"/>
        <table:table-column table:style-name="co1" table:number-columns-repeated="1016" table:default-cell-style-name="ce15"/>
        <table:table-row table:style-name="ro3">
          <table:table-cell table:style-name="ce2" office:value-type="string">
            <text:p>Cette feuille permet d'ajuster la valeur du registre d'un timer à partir de la valeur théorique</text:p>
          </table:table-cell>
          <table:table-cell table:style-name="ce28" table:number-columns-repeated="5"/>
          <table:table-cell table:style-name="ce2" table:number-columns-repeated="1018"/>
        </table:table-row>
        <table:table-row table:style-name="ro3">
          <table:table-cell table:style-name="ce2" office:value-type="string">
            <text:p>Le timer s'incrémente depuis la valeur initiale (registre) jusqu'à débordement</text:p>
          </table:table-cell>
          <table:table-cell table:style-name="ce29" table:number-columns-repeated="5"/>
          <table:table-cell table:style-name="ce4" table:number-columns-repeated="1018"/>
        </table:table-row>
        <table:table-row table:style-name="ro2">
          <table:table-cell table:style-name="ce2"/>
          <table:table-cell table:style-name="ce29" table:number-columns-repeated="5"/>
          <table:table-cell table:style-name="ce4"/>
          <table:table-cell table:style-name="ce4">
            <draw:frame table:end-cell-address="'ajustement timer theorie-exp'.M18" table:end-x="1.726cm" table:end-y="0.221cm" draw:z-index="0" draw:style-name="gr1" svg:width="13.73cm" svg:height="7.032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1016"/>
        </table:table-row>
        <table:table-row table:style-name="ro3">
          <table:table-cell/>
          <table:table-cell table:style-name="ce29" office:value-type="string" table:number-columns-spanned="3" table:number-rows-spanned="1">
            <text:p>Valeur registre</text:p>
          </table:table-cell>
          <table:covered-table-cell table:style-name="ce29"/>
          <table:covered-table-cell table:style-name="ce29"/>
          <table:table-cell table:style-name="ce29" office:value-type="string">
            <text:p>Durée</text:p>
          </table:table-cell>
          <table:table-cell table:style-name="ce29" office:value-type="string">
            <text:p>Ecart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9" office:value-type="string">
            <text:p>(hex)</text:p>
          </table:table-cell>
          <table:table-cell table:style-name="ce29" office:value-type="string">
            <text:p>(dec)</text:p>
          </table:table-cell>
          <table:table-cell table:style-name="ce29" office:value-type="string">
            <text:p>(0xhex)</text:p>
          </table:table-cell>
          <table:table-cell table:style-name="ce29" office:value-type="string">
            <text:p>(us)</text:p>
          </table:table-cell>
          <table:table-cell table:style-name="ce29" office:value-type="string">
            <text:p>(%)</text:p>
          </table:table-cell>
          <table:table-cell table:style-name="ce4" table:number-columns-repeated="6"/>
          <table:table-cell table:style-name="Default"/>
          <table:table-cell table:style-name="ce21" office:value-type="string">
            <text:p>Dec</text:p>
          </table:table-cell>
          <table:table-cell table:style-name="ce4" office:value-type="string">
            <text:p>Hex</text:p>
          </table:table-cell>
          <table:table-cell table:style-name="ce4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2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*100" office:value-type="float" office:value="3.6">
            <text:p>3,6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*100" office:value-type="float" office:value="1.8">
            <text:p>1,8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*100" office:value-type="float" office:value="-0.4">
            <text:p>-0,4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*100" office:value-type="float" office:value="-1.8">
            <text:p>-1,8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*100" office:value-type="float" office:value="-0.2">
            <text:p>-0,2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*100" office:value-type="float" office:value="0.2">
            <text:p>0,2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31" table:formula="of:=DEC2HEX([.C17])" office:value-type="string" office:string-value="F">
            <text:p>F</text:p>
          </table:table-cell>
          <table:table-cell table:style-name="ce30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21"/>
          <table:table-cell table:style-name="ce21" office:value-type="string">
            <text:p>(float)</text:p>
          </table:table-cell>
          <table:table-cell table:style-name="ce21" office:value-type="string">
            <text:p>(dec)</text:p>
          </table:table-cell>
          <table:table-cell table:style-name="ce4" office:value-type="string">
            <text:p>(hex)</text:p>
          </table:table-cell>
          <table:table-cell table:style-name="ce4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7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1T17:01:41.37</dc:date>
    <meta:editing-duration>PT05H10M22S</meta:editing-duration>
    <meta:editing-cycles>128</meta:editing-cycles>
    <meta:generator>OpenOffice.org/3.2$Win32 OpenOffice.org_project/320m12$Build-9483</meta:generator>
    <meta:document-statistic meta:table-count="10" meta:cell-count="79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